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fb6" officeooo:paragraph-rsid="0007efb6"/>
    </style:style>
    <style:style style:name="P2" style:family="paragraph" style:parent-style-name="Standard">
      <style:text-properties officeooo:rsid="001ce288" officeooo:paragraph-rsid="000a684e"/>
    </style:style>
    <style:style style:name="P3" style:family="paragraph" style:parent-style-name="Standard">
      <style:text-properties officeooo:rsid="001ce288" officeooo:paragraph-rsid="000a890b"/>
    </style:style>
    <style:style style:name="P4" style:family="paragraph" style:parent-style-name="Standard">
      <style:text-properties officeooo:rsid="001ce288" officeooo:paragraph-rsid="000c03bf"/>
    </style:style>
    <style:style style:name="T1" style:family="text">
      <style:text-properties fo:color="#111111" style:font-name="Source Sans Pro" fo:font-size="12pt" fo:letter-spacing="normal" fo:font-style="normal" fo:font-weight="normal" officeooo:rsid="00226d94" style:font-style-asian="normal" style:font-style-complex="normal"/>
    </style:style>
    <style:style style:name="T2" style:family="text">
      <style:text-properties fo:color="#111111" style:font-name="Source Sans Pro" fo:font-size="12pt" fo:letter-spacing="normal" fo:font-style="normal" fo:font-weight="normal" officeooo:rsid="001f0b71" style:font-style-asian="normal" style:font-style-complex="normal"/>
    </style:style>
    <style:style style:name="T3" style:family="text">
      <style:text-properties fo:color="#111111" style:font-name="Source Sans Pro" fo:font-size="12pt" fo:letter-spacing="normal" fo:font-style="normal" fo:font-weight="normal" officeooo:rsid="0020dce3" style:font-style-asian="normal" style:font-style-complex="normal"/>
    </style:style>
    <style:style style:name="T4" style:family="text">
      <style:text-properties fo:color="#111111" style:font-name="Source Sans Pro" fo:font-size="12pt" fo:letter-spacing="normal" fo:font-style="normal" fo:font-weight="normal" officeooo:rsid="002fcd79" style:font-style-asian="normal" style:font-style-complex="normal"/>
    </style:style>
    <style:style style:name="T5" style:family="text">
      <style:text-properties fo:color="#111111" style:font-name="Source Sans Pro" fo:font-size="12pt" fo:letter-spacing="normal" fo:font-style="normal" fo:font-weight="normal" officeooo:rsid="0030b64a" style:font-style-asian="normal" style:font-style-complex="normal"/>
    </style:style>
    <style:style style:name="T6" style:family="text">
      <style:text-properties fo:color="#111111" style:font-name="Source Sans Pro" fo:font-size="12pt" fo:letter-spacing="normal" fo:font-style="normal" fo:font-weight="normal" officeooo:rsid="00336210" style:font-style-asian="normal" style:font-style-complex="normal"/>
    </style:style>
    <style:style style:name="T7" style:family="text">
      <style:text-properties fo:color="#111111" style:font-name="Source Sans Pro" fo:font-size="12pt" fo:letter-spacing="normal" fo:font-style="normal" fo:font-weight="normal" officeooo:rsid="00317d91" style:font-style-asian="normal" style:font-style-complex="normal"/>
    </style:style>
    <style:style style:name="T8" style:family="text">
      <style:text-properties fo:color="#111111" style:font-name="Source Sans Pro" fo:font-size="12pt" fo:letter-spacing="normal" fo:font-style="normal" fo:font-weight="normal" officeooo:rsid="0034e458" style:font-style-asian="normal" style:font-style-complex="normal"/>
    </style:style>
    <style:style style:name="T9" style:family="text">
      <style:text-properties fo:color="#111111" style:font-name="Source Sans Pro" fo:font-size="12pt" fo:letter-spacing="normal" fo:font-style="normal" fo:font-weight="normal" officeooo:rsid="0025c7fe" style:font-style-asian="normal" style:font-style-complex="normal"/>
    </style:style>
    <style:style style:name="T10" style:family="text">
      <style:text-properties fo:color="#111111" style:font-name="Source Sans Pro" fo:font-size="12pt" fo:letter-spacing="normal" fo:font-style="normal" fo:font-weight="normal" officeooo:rsid="0023033e" style:font-style-asian="normal" style:font-style-complex="normal"/>
    </style:style>
    <style:style style:name="T11" style:family="text">
      <style:text-properties fo:color="#111111" style:font-name="Source Sans Pro" fo:font-size="12pt" fo:letter-spacing="normal" fo:font-style="normal" fo:font-weight="normal" officeooo:rsid="00236d92" style:font-style-asian="normal" style:font-style-complex="normal"/>
    </style:style>
    <style:style style:name="T12" style:family="text">
      <style:text-properties fo:color="#111111" style:font-name="Source Sans Pro" fo:font-size="12pt" fo:letter-spacing="normal" fo:font-style="normal" fo:font-weight="normal" officeooo:rsid="0033a68b" style:font-style-asian="normal" style:font-style-complex="normal"/>
    </style:style>
    <style:style style:name="T13" style:family="text">
      <style:text-properties fo:color="#111111" style:font-name="Source Sans Pro" fo:font-size="12pt" fo:letter-spacing="normal" fo:font-style="normal" fo:font-weight="normal" officeooo:rsid="00363796" style:font-style-asian="normal" style:font-style-complex="normal"/>
    </style:style>
    <style:style style:name="T14" style:family="text">
      <style:text-properties fo:color="#111111" style:font-name="Source Sans Pro" fo:font-size="12pt" fo:letter-spacing="normal" fo:font-style="normal" fo:font-weight="normal" officeooo:rsid="00381ba5" style:font-style-asian="normal" style:font-style-complex="normal"/>
    </style:style>
    <style:style style:name="T15" style:family="text">
      <style:text-properties fo:color="#111111" style:font-name="Source Sans Pro" fo:font-size="12pt" fo:letter-spacing="normal" fo:font-style="normal" fo:font-weight="normal" officeooo:rsid="000a890b" style:font-style-asian="normal" style:font-style-complex="normal"/>
    </style:style>
    <style:style style:name="T16" style:family="text">
      <style:text-properties fo:color="#111111" style:font-name="Source Sans Pro" fo:font-size="12pt" fo:letter-spacing="normal" fo:font-style="normal" fo:font-weight="normal" officeooo:rsid="000acad2" style:font-style-asian="normal" style:font-style-complex="normal"/>
    </style:style>
    <style:style style:name="T17" style:family="text">
      <style:text-properties fo:color="#111111" style:font-name="Source Sans Pro" fo:font-size="12pt" fo:letter-spacing="normal" fo:font-style="normal" fo:font-weight="normal" officeooo:rsid="000b42f1" style:font-style-asian="normal" style:font-style-complex="normal"/>
    </style:style>
    <style:style style:name="T18" style:family="text">
      <style:text-properties fo:color="#111111" style:font-name="Source Sans Pro" fo:font-size="12pt" fo:letter-spacing="normal" fo:font-style="normal" fo:font-weight="normal" officeooo:rsid="000c03b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Y 1</text:p>
      <text:p text:style-name="P2"><text:span text:style-name="Emphasis"><text:span text:style-name="T2"/></text:span></text:p>
      <text:p text:style-name="P2"><text:span text:style-name="Emphasis"><text:span text:style-name="T2">When viewed in the resolution of years, my life can be segregated into distinct periods, each of which is comprised of different values, different </text:span></text:span><text:span text:style-name="Emphasis"><text:span text:style-name="T3">opinions, and different priorities. Less well defined are the boundaries of these life stages, and instead represent periods of metamorphosis, where bad decisions, good decisions, information gained through inquiry and experience all accumulate like a slow moving coup, until finally your old self is overthrown and in its replace </text:span></text:span><text:span text:style-name="Emphasis"><text:span text:style-name="T18">is</text:span></text:span><text:span text:style-name="Emphasis"><text:span text:style-name="T3"> someone hopefully wiser, more thoughtful, more knowledgeable, and with a better sense of what’s really important. </text:span></text:span></text:p>
      <text:p text:style-name="P2"><text:span text:style-name="Emphasis"><text:span text:style-name="T3"/></text:span></text:p>
      <text:p text:style-name="P2"><text:span text:style-name="Emphasis"><text:span text:style-name="T3">As a child of nine, an event with most definite influential </text:span></text:span><text:span text:style-name="Emphasis"><text:span text:style-name="T1">impact</text:span></text:span><text:span text:style-name="Emphasis"><text:span text:style-name="T3"> was the death of my father. He taught me how to touch-type, play chess, </text:span></text:span><text:span text:style-name="Emphasis"><text:span text:style-name="T1">make my bed everyday, and to treat my mom and sister with respect. His discipline was stern but </text:span></text:span><text:span text:style-name="Emphasis"><text:span text:style-name="T4">his nature was</text:span></text:span><text:span text:style-name="Emphasis"><text:span text:style-name="T1"> flexible, </text:span></text:span><text:span text:style-name="Emphasis"><text:span text:style-name="T4">and I was free to be a kid. </text:span></text:span><text:span text:style-name="Emphasis"><text:span text:style-name="T1">He was uneducated, but a self-taught auto-mechanic, computer programmer, maker of robots, and turned wood into beautiful furniture. </text:span></text:span><text:span text:style-name="Emphasis"><text:span text:style-name="T4">I inherited many of these qualities from him, </text:span></text:span><text:span text:style-name="Emphasis"><text:span text:style-name="T5">his curious nature and problem solving abilities,</text:span></text:span><text:span text:style-name="Emphasis"><text:span text:style-name="T4"> but they had to be rediscovered; until my twenties they were suppressed. </text:span></text:span></text:p>
      <text:p text:style-name="P2"><text:span text:style-name="Emphasis"><text:span text:style-name="T4"/></text:span></text:p>
      <text:p text:style-name="P2"><text:span text:style-name="Emphasis"><text:span text:style-name="T4">An island I can see, but one too far away to swim to represents the first ‘dot’ of my memory. I can’t connect this dot. How my life would have been if he lived...I have no idea. </text:span></text:span><text:span text:style-name="Emphasis"><text:span text:style-name="T5">The residues he left on my developing mind surely exist...but <text:s/>have no way to be quantified. I can only suspect he would have served as a valuable role model in focusing my innate curiosity. And without him I had none. </text:span></text:span></text:p>
      <text:p text:style-name="P2"><text:span text:style-name="Emphasis"><text:span text:style-name="T1"/></text:span></text:p>
      <text:p text:style-name="P2"><text:span text:style-name="Emphasis"><text:span text:style-name="T5">But I can connect a dot to my childhood days, of which I look back on fondly. In a unique niche on the outskirts of San Diego is town with an occupancy of about 1000. </text:span></text:span><text:span text:style-name="Emphasis"><text:span text:style-name="T7"><text:s/>One store, a park, a few houses, and a bar were the only establishments added since the towns founding by Mr. Harbison, a man who owned bee boxes, and sold honey. <text:s/>As a child I grew up catching frogs, falling from trees, getting poison oak, and waiting for the dinner bell to ring so we knew we could finally come home. </text:span></text:span><text:span text:style-name="Emphasis"><text:span text:style-name="T6">It was here where my first explorations began, finding treasures in the illegal junkyard, coming across interesting bugs, and playing with the neighborhood kids with nothing more than sticks, stones,and our imaginations. Something, I am sad to say, seems lost for children today, even in the town I’m speaking of. But the child like wonder of what interesting thing lies underneath the next stone unturned is still a large part of my character today, and I believe I owe it to these times of freedom. </text:span></text:span></text:p>
      <text:p text:style-name="P2"><text:span text:style-name="Emphasis"><text:span text:style-name="T6"/></text:span></text:p>
      <text:p text:style-name="P3"><text:span text:style-name="Emphasis"><text:span text:style-name="T9">S</text:span></text:span><text:span text:style-name="Emphasis"><text:span text:style-name="T10">mall towns are not without charm but they can suffer from one afflictio</text:span></text:span><text:span text:style-name="Emphasis"><text:span text:style-name="T18">n...</text:span></text:span><text:span text:style-name="Emphasis"><text:span text:style-name="T10">namely ignorance. </text:span></text:span><text:span text:style-name="Emphasis"><text:span text:style-name="T9">Alcoholics, drug addicts, </text:span></text:span><text:span text:style-name="Emphasis"><text:span text:style-name="T11">sometimes racist and dogmatically religious people </text:span></text:span><text:span text:style-name="Emphasis"><text:span text:style-name="T12">were the members of my community.</text:span></text:span><text:span text:style-name="Emphasis"><text:span text:style-name="T11"> </text:span></text:span><text:span text:style-name="Emphasis"><text:span text:style-name="T12">And they were happy to share their “wisdom” with me, some of which I took in whole heartedly. I had no outside scope of things. No knowledge of world problems. No knowledge of science. No appetite for intellectual endeavors at all. </text:span></text:span></text:p>
      <text:p text:style-name="P3"><text:span text:style-name="Emphasis"><text:span text:style-name="T12"/></text:span></text:p>
      <text:p text:style-name="P3"><text:soft-page-break/><text:span text:style-name="Emphasis"><text:span text:style-name="T12">But I did know how to have fun. And at 20 with less than two days notice, and to the great despair of my mother, a friend and I hitch hiked with $40 dollars in our pocket, making it all the way to British Columbia, to Halifax, </text:span></text:span><text:span text:style-name="Emphasis"><text:span text:style-name="T8">and finally down to Boston. <text:s/>Perhaps it was the innocence of a myopic life, but I had no fear of the world. I had a great time. I learned where to safely sleep, how to stay groomed for the occasional times I cared. <text:s/></text:span></text:span><text:span text:style-name="Emphasis"><text:span text:style-name="T13">It was on this journey that I started meeting my first openly gay people. </text:span></text:span><text:span text:style-name="Emphasis"><text:span text:style-name="T18">W</text:span></text:span><text:span text:style-name="Emphasis"><text:span text:style-name="T14">e got a ride from a family of Iraqis who were insistent on feeding us dinner and sending us on our way with some small pocket money. I’m happy to say I accepted these people and could acknowledge their decent character immediately, despite the rhetoric I was used to from the cruder folks back home. <text:s/>It is also where I found a network of “street kids”, living the same rowdy kinds of lives as us. It was through this “family”-as I naively thought of any young homeless stranger at the time- that I first heard person</text:span></text:span><text:span text:style-name="Emphasis"><text:span text:style-name="T18">al</text:span></text:span><text:span text:style-name="Emphasis"><text:span text:style-name="T14"> stories that left my jaw to the floor at just how horrible life can be.</text:span></text:span></text:p>
      <text:p text:style-name="P3"><text:span text:style-name="Emphasis"><text:span text:style-name="T8"/></text:span></text:p>
      <text:p text:style-name="P3"><text:span text:style-name="Emphasis"><text:span text:style-name="T15">The trip lasted approximately 6 months. And ended with me coming home because my mothers breast tissue had become cancerous, an episode of our lives that was terrifying, but short lived and </text:span></text:span><text:span text:style-name="Emphasis"><text:span text:style-name="T18">as </text:span></text:span><text:span text:style-name="Emphasis"><text:span text:style-name="T15">optimal as could be, and long past, may she be here forever. But, my poor mother </text:span></text:span><text:span text:style-name="Emphasis"><text:span text:style-name="T16">and all she’s been through, was soon to face another “growing opportunity” when the wild fires of 2003 swept through large parts of San Diego County. The fire devastated my town – and my mothers house – the house I grew up in was reduced to ash and rubble representing things that existed no more. I’ll say only two things about the aftermath of this fire. As the weeks past, I observed big, beautiful bugs. Bugs I’ve never seen before. It didn’t mean much at the time, but I held on to the memory and drew on it at a later stage of life. The second observation was just how familial and how sacrificial people can be in times of disaster. When you have nothing left, the value of </text:span></text:span><text:span text:style-name="Emphasis"><text:span text:style-name="T17">unity rises</text:span></text:span><text:span text:style-name="Emphasis"><text:span text:style-name="T16"> to its proper price. As the decades move forward, and increased wild fires, natural disasters, and displaced refugees start to fit the predictions, </text:span></text:span><text:span text:style-name="Emphasis"><text:span text:style-name="T17">the solidarity that roots itself in </text:span></text:span><text:span text:style-name="Emphasis"><text:span text:style-name="T18">vulnerability should be an opportunity for local organizers to connect the community to beneficial policies. From my experience this window is not indefinite. </text:span></text:span></text:p>
      <text:p text:style-name="P3"><text:span text:style-name="Emphasis"><text:span text:style-name="T18"/></text:span></text:p>
      <text:p text:style-name="P4"><text:span text:style-name="Emphasis"><text:span text:style-name="T18">My travels, my mothers illness, and th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6:59:19.582649792</meta:creation-date>
    <dc:date>2017-09-26T18:55:31.462715198</dc:date>
    <meta:editing-duration>PT25M32S</meta:editing-duration>
    <meta:editing-cycles>3</meta:editing-cycles>
    <meta:generator>LibreOffice/5.1.6.2$Linux_X86_64 LibreOffice_project/10m0$Build-2</meta:generator>
    <meta:document-statistic meta:table-count="0" meta:image-count="0" meta:object-count="0" meta:page-count="2" meta:paragraph-count="9" meta:word-count="973" meta:character-count="5473" meta:non-whitespace-character-count="4494"/>
  </office:meta>
</office:document-meta>
</file>